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SULMA MAYTA MAMANI</text:span></text:p>
      <text:p text:style-name="P3"><text:span text:style-name="T6">CANT. TOTAL DE CAJAS: 2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2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PEDREGAL</text:span></text:p>
      <text:p text:style-name="P6"/>
      <text:p text:style-name="P6">Recojo: <text:span text:style-name="T3">FERMIN MAYTA LUQUE</text:span></text:p>
      <text:p text:style-name="P6">Recojo: <text:span text:style-name="T3">SULMA YANETH MAYTA MAMANI</text:span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02:26:04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